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507" officeooo:paragraph-rsid="000185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delimiter //</text:p>
      <text:p text:style-name="P1">mysql&gt; create procedure SumOfDigits(in num int)</text:p>
      <text:p text:style-name="P1"><text:s text:c="4"/>-&gt; begin</text:p>
      <text:p text:style-name="P1"><text:s text:c="4"/>-&gt; declare sum int default 0;</text:p>
      <text:p text:style-name="P1"><text:s text:c="4"/>-&gt; declare a int;</text:p>
      <text:p text:style-name="P1"><text:s text:c="4"/>-&gt; declare digit int;</text:p>
      <text:p text:style-name="P1"><text:s text:c="4"/>-&gt; set a = num;</text:p>
      <text:p text:style-name="P1"><text:s text:c="4"/>-&gt; while a &gt; 0 do</text:p>
      <text:p text:style-name="P1"><text:s text:c="4"/>-&gt; set digit = a % 10;</text:p>
      <text:p text:style-name="P1"><text:s text:c="4"/>-&gt; set sum = sum + digit;</text:p>
      <text:p text:style-name="P1"><text:s text:c="4"/>-&gt; set a = a/10;</text:p>
      <text:p text:style-name="P1"><text:s text:c="4"/>-&gt; end while;</text:p>
      <text:p text:style-name="P1"><text:s text:c="4"/>-&gt; select concat('Sum of Digits=',sum) as result;</text:p>
      <text:p text:style-name="P1"><text:s text:c="4"/>-&gt; end //</text:p>
      <text:p text:style-name="P1">Query OK, 0 rows affected (0.11 sec)</text:p>
      <text:p text:style-name="P1"/>
      <text:p text:style-name="P1">mysql&gt; delimiter ;</text:p>
      <text:p text:style-name="P1">mysql&gt; call SumOfDigits(124);</text:p>
      <text:p text:style-name="P1">+-----------------+</text:p>
      <text:p text:style-name="P1">| result <text:s text:c="9"/>|</text:p>
      <text:p text:style-name="P1">+-----------------+</text:p>
      <text:p text:style-name="P1">| Sum of Digits=7 |</text:p>
      <text:p text:style-name="P1">+-----------------+</text:p>
      <text:p text:style-name="P1">1 row in set (0.01 sec)</text:p>
      <text:p text:style-name="P1"/>
      <text:p text:style-name="P1">Query OK, 0 rows affected (0.01 sec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2T12:07:45.878620205</meta:creation-date>
    <dc:date>2024-03-22T12:08:53.762716002</dc:date>
    <meta:editing-duration>PT1M8S</meta:editing-duration>
    <meta:editing-cycles>1</meta:editing-cycles>
    <meta:document-statistic meta:table-count="0" meta:image-count="0" meta:object-count="0" meta:page-count="1" meta:paragraph-count="24" meta:word-count="108" meta:character-count="592" meta:non-whitespace-character-count="454"/>
    <meta:generator>LibreOffice/5.1.6.2$Linux_X86_64 LibreOffice_project/10m0$Build-2</meta:generator>
  </office:meta>
</office:document-meta>
</file>